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2e4fe8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f94867">
      <style:table-cell-properties fo:border-bottom="0.18mm solid #000000" fo:border-left="0.18mm solid #000000" fo:border-right="0.18mm solid #000000" fo:border-top="1.59mm solid #000000" fo:padding-bottom="0.0mm" fo:padding-left="1.91mm" fo:padding-right="1.91mm" fo:padding-top="0.0mm"/>
    </style:style>
    <style:style style:family="paragraph" style:name="ab4ed5a" style:parent-style-name="Normal">
      <style:text-properties fo:font-size="11.0pt" style:font-name-asian="Cambria" style:font-size-asian="11.0pt"/>
    </style:style>
    <style:style style:family="table-cell" style:name="a2693cc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eba5a" style:parent-style-name="Normal">
      <style:text-properties fo:font-size="11.0pt" style:font-name-asian="Cambria" style:font-size-asian="11.0pt"/>
    </style:style>
    <style:style style:family="table-cell" style:name="aaf7816">
      <style:table-cell-properties fo:border-bottom="2.12mm solid #000000" fo:border-left="0.18mm solid #000000" fo:border-right="0.18mm solid #000000" fo:border-top="2.12mm solid #FF0000" fo:padding-bottom="0.0mm" fo:padding-left="1.91mm" fo:padding-right="1.91mm" fo:padding-top="0.0mm"/>
    </style:style>
    <style:style style:family="paragraph" style:name="a507585" style:parent-style-name="Normal">
      <style:text-properties fo:font-size="11.0pt" style:font-name-asian="Cambria" style:font-size-asian="11.0pt"/>
    </style:style>
    <style:style style:family="table-cell" style:name="a02553d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331b4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217ac1">
      <style:table-cell-properties fo:border-bottom="1.59mm solid #000000" fo:border-left="1.59mm solid #000000" fo:border-right="1.59mm solid #000000" fo:border-top="0.18mm solid #000000" fo:padding-bottom="0.0mm" fo:padding-left="1.91mm" fo:padding-right="1.91mm" fo:padding-top="0.0mm"/>
    </style:style>
    <style:style style:family="paragraph" style:name="a9e7d3b" style:parent-style-name="Normal">
      <style:text-properties fo:country="DE" fo:font-size="11.0pt" fo:language="de" style:font-name-asian="Cambria" style:font-size-asian="11.0pt"/>
    </style:style>
    <style:style style:family="table-cell" style:name="aa8142d">
      <style:table-cell-properties fo:border-bottom="0.18mm solid #000000" fo:border-left="2.12mm solid #FF0000" fo:border-right="1.59mm solid #000000" fo:border-top="0.18mm solid #000000" fo:padding-bottom="0.0mm" fo:padding-left="1.91mm" fo:padding-right="1.91mm" fo:padding-top="0.0mm"/>
    </style:style>
    <style:style style:family="paragraph" style:name="a9e1db8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a72c2d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17c8db">
      <style:table-cell-properties fo:border-bottom="2.12mm solid #FF0000" fo:border-left="2.12mm solid #FF0000" fo:border-right="2.12mm solid #FF0000" fo:border-top="2.12mm solid #FF0000" fo:padding-bottom="0.0mm" fo:padding-left="1.91mm" fo:padding-right="1.91mm" fo:padding-top="0.0mm"/>
    </style:style>
    <style:style style:family="paragraph" style:name="ab22ab0" style:parent-style-name="Normal">
      <style:text-properties fo:country="DE" fo:font-size="11.0pt" fo:language="de" style:font-name-asian="Cambria" style:font-size-asian="11.0pt"/>
    </style:style>
    <style:style style:family="table-cell" style:name="a1095a3">
      <style:table-cell-properties fo:border-bottom="0.18mm solid #000000" fo:border-left="0.18mm solid #000000" fo:border-right="2.12mm solid #FF0000" fo:border-top="0.18mm solid #000000" fo:padding-bottom="0.0mm" fo:padding-left="1.91mm" fo:padding-right="1.91mm" fo:padding-top="0.0mm"/>
    </style:style>
    <style:style style:family="paragraph" style:name="a6403ca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8a80ef">
      <style:table-cell-properties fo:border-bottom="0.18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paragraph" style:name="aa98a37" style:parent-style-name="Normal">
      <style:text-properties fo:country="DE" fo:font-size="11.0pt" fo:language="de" style:font-name-asian="Cambria" style:font-size-asian="11.0pt"/>
    </style:style>
    <style:style style:family="paragraph" style:name="a7b8b52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3341b6">
      <style:table-cell-properties fo:background-color="#00B050" fo:border-bottom="0.18mm solid #000000" fo:border-left="0.18mm solid #000000" fo:border-right="1.59mm solid #000000" fo:border-top="0.18mm solid #000000" fo:padding-bottom="0.0mm" fo:padding-left="1.91mm" fo:padding-right="1.91mm" fo:padding-top="0.0mm"/>
    </style:style>
    <style:style style:family="paragraph" style:name="aa8ed91" style:parent-style-name="Normal">
      <style:text-properties fo:country="DE" fo:font-size="11.0pt" fo:language="de" style:font-name-asian="Cambria" style:font-size-asian="11.0pt"/>
    </style:style>
    <style:style style:family="table-cell" style:name="a06e292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f4e448">
      <style:table-row-properties style:row-height="25.01mm"/>
    </style:style>
    <style:style style:family="paragraph" style:name="a57c127" style:parent-style-name="Normal">
      <style:text-properties fo:country="DE" fo:font-size="11.0pt" fo:language="de" style:font-name-asian="Cambria" style:font-size-asian="11.0pt"/>
    </style:style>
    <style:style style:family="table-cell" style:name="a33e287">
      <style:table-cell-properties fo:border-bottom="1.59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ab930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09d674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67561a">
      <style:table-cell-properties fo:border-bottom="0.18mm solid #000000" fo:border-left="1.59mm solid #000000" fo:border-right="0.18mm solid #000000" fo:border-top="0.18mm solid #000000" fo:padding-bottom="0.0mm" fo:padding-left="1.91mm" fo:padding-right="1.91mm" fo:padding-top="0.0mm"/>
    </style:style>
    <style:style style:family="paragraph" style:name="aa0d23a" style:parent-style-name="Normal">
      <style:text-properties fo:font-size="11.0pt" style:font-name-asian="Cambria" style:font-size-asian="11.0pt"/>
    </style:style>
    <style:style style:family="table-cell" style:name="ac1f6c3">
      <style:table-cell-properties fo:border-bottom="1.59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table-row" style:name="acb1ed3">
      <style:table-row-properties style:row-height="40.01mm"/>
    </style:style>
    <style:style style:family="table-column" style:name="a2adc55">
      <style:table-column-properties style:rel-column-width="25*"/>
    </style:style>
    <style:style style:family="table" style:name="aaabd7d">
      <style:table-properties fo:margin-left="0.0mm" style:width="16.249cm" table:align="left"/>
    </style:style>
    <style:style style:family="paragraph" style:name="a79b122" style:parent-style-name="Heading2">
      <style:paragraph-properties/>
    </style:style>
    <style:style style:family="paragraph" style:name="aaae7dd" style:parent-style-name="Normal">
      <style:text-properties fo:color="#000000" fo:country="DE" fo:language="de" style:font-name-asian="Cambria" style:font-size-asian="11.0pt"/>
    </style:style>
    <style:style style:family="table-cell" style:name="a855db6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247624" style:parent-style-name="Normal">
      <style:text-properties fo:color="#000000" fo:country="DE" fo:language="de" style:font-name-asian="Cambria" style:font-size-asian="11.0pt"/>
    </style:style>
    <style:style style:family="table-cell" style:name="aaa3783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a775c0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e5f5d8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table-row" style:name="aa1ea64">
      <style:table-row-properties style:row-height="15.01mm"/>
    </style:style>
    <style:style style:family="paragraph" style:name="adea70a" style:parent-style-name="Normal">
      <style:text-properties fo:color="#000000" fo:country="DE" fo:language="de" style:font-name-asian="Cambria" style:font-size-asian="11.0pt"/>
    </style:style>
    <style:style style:family="table-cell" style:name="a08ee71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515905" style:parent-style-name="Normal">
      <style:text-properties fo:color="#000000" fo:country="DE" fo:language="de" style:font-name-asian="Cambria" style:font-size-asian="11.0pt"/>
    </style:style>
    <style:style style:family="table-cell" style:name="a256f0f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138d9e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9bd384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table-row" style:name="ab12471">
      <style:table-row-properties style:row-height="15.01mm"/>
    </style:style>
    <style:style style:family="paragraph" style:name="aed3e93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546111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cd03e3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d05dd4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c4a2d7" style:parent-style-name="Normal">
      <style:text-properties fo:color="#000000" fo:country="DE" fo:font-weight="bold" fo:language="de" style:font-name="Adobe Caslon Pro" style:font-name-asian="Cambria" style:font-size-asian="11.0pt" style:font-weight-asian="bold" style:font-weight-complex="bold"/>
    </style:style>
    <style:style style:family="table-cell" style:name="a84d09d">
      <style:table-cell-properties fo:background-color="#548DD4" fo:border-bottom="0.35mm solid #000000" fo:border-left="none" fo:border-right="none" fo:border-top="0.35mm solid #000000" fo:padding-bottom="0.0mm" fo:padding-left="1.91mm" fo:padding-right="1.91mm" fo:padding-top="0.0mm"/>
    </style:style>
    <style:style style:family="table-row" style:name="a5f5b42">
      <style:table-row-properties style:row-height="15.01mm"/>
    </style:style>
    <style:style style:family="table-column" style:name="a3dc847">
      <style:table-column-properties style:rel-column-width="33*"/>
    </style:style>
    <style:style style:family="table" style:name="adb7fda">
      <style:table-properties fo:margin-left="0.0mm" style:width="16.249cm" table:align="left"/>
    </style:style>
    <style:style style:family="paragraph" style:name="af036ad" style:parent-style-name="Heading2">
      <style:paragraph-properties/>
    </style:style>
    <style:style style:family="paragraph" style:name="a9e4570" style:parent-style-name="Normal">
      <style:text-properties fo:font-size="11.0pt" style:font-name-asian="Cambria" style:font-size-asian="11.0pt"/>
    </style:style>
    <style:style style:family="table-cell" style:name="a35f474">
      <style:table-cell-properties fo:border-bottom="2.12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1e352d" style:parent-style-name="Normal">
      <style:text-properties fo:font-size="11.0pt" style:font-name-asian="Cambria" style:font-size-asian="11.0pt"/>
    </style:style>
    <style:style style:family="table-cell" style:name="a0eb0f7">
      <style:table-cell-properties fo:border-bottom="2.12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f3db75" style:parent-style-name="Normal">
      <style:text-properties fo:font-size="11.0pt" style:font-name-asian="Cambria" style:font-size-asian="11.0pt"/>
    </style:style>
    <style:style style:family="table-cell" style:name="ab8321b">
      <style:table-cell-properties fo:border-bottom="2.12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570c31">
      <style:table-row-properties style:row-height="10.0mm"/>
    </style:style>
    <style:style style:family="paragraph" style:name="a5ca4e0" style:parent-style-name="Normal">
      <style:text-properties fo:font-size="11.0pt" style:font-name-asian="Cambria" style:font-size-asian="11.0pt"/>
    </style:style>
    <style:style style:family="table-cell" style:name="aa46081">
      <style:table-cell-properties fo:border-bottom="0.26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02c8e3" style:parent-style-name="Normal">
      <style:text-properties fo:font-size="11.0pt" style:font-name-asian="Cambria" style:font-size-asian="11.0pt"/>
    </style:style>
    <style:style style:family="table-cell" style:name="a09a93a">
      <style:table-cell-properties fo:border-bottom="0.26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26b63f" style:parent-style-name="Normal">
      <style:text-properties fo:font-size="11.0pt" style:font-name-asian="Cambria" style:font-size-asian="11.0pt"/>
    </style:style>
    <style:style style:family="table-cell" style:name="a2434a6">
      <style:table-cell-properties fo:border-bottom="2.12mm solid #000000" fo:border-left="none" fo:border-right="2.12mm solid #000000" fo:border-top="2.12mm solid #000000" fo:padding-bottom="0.0mm" fo:padding-left="1.91mm" fo:padding-right="1.91mm" fo:padding-top="0.0mm"/>
    </style:style>
    <style:style style:family="table-row" style:name="ae41e78">
      <style:table-row-properties style:row-height="10.0mm"/>
    </style:style>
    <style:style style:family="paragraph" style:name="af83565" style:parent-style-name="Normal">
      <style:text-properties fo:font-size="11.0pt" style:font-name-asian="Cambria" style:font-size-asian="11.0pt"/>
    </style:style>
    <style:style style:family="table-cell" style:name="ac9765d">
      <style:table-cell-properties fo:border-bottom="0.26mm solid #000000" fo:border-left="0.26mm solid #000000" fo:border-right="2.12mm solid #000000" fo:border-top="2.12mm solid #000000" fo:padding-bottom="0.0mm" fo:padding-left="1.91mm" fo:padding-right="1.91mm" fo:padding-top="0.0mm"/>
    </style:style>
    <style:style style:family="paragraph" style:name="a089368" style:parent-style-name="Normal">
      <style:text-properties fo:font-size="11.0pt" style:font-name-asian="Cambria" style:font-size-asian="11.0pt"/>
    </style:style>
    <style:style style:family="table-cell" style:name="a97b004">
      <style:table-cell-properties fo:border-bottom="0.26mm solid #000000" fo:border-left="0.26mm solid #000000" fo:border-right="0.26mm solid #000000" fo:border-top="2.12mm solid #000000" fo:padding-bottom="0.0mm" fo:padding-left="1.91mm" fo:padding-right="1.91mm" fo:padding-top="0.0mm"/>
    </style:style>
    <style:style style:family="paragraph" style:name="a99375b" style:parent-style-name="Normal">
      <style:text-properties fo:font-size="11.0pt" style:font-name-asian="Cambria" style:font-size-asian="11.0pt"/>
    </style:style>
    <style:style style:family="table-cell" style:name="a195158">
      <style:table-cell-properties fo:border-bottom="0.26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f6b418">
      <style:table-row-properties style:row-height="10.0mm"/>
    </style:style>
    <style:style style:family="table-column" style:name="a4704e5">
      <style:table-column-properties style:rel-column-width="33*"/>
    </style:style>
    <style:style style:family="table" style:name="a7450cd">
      <style:table-properties fo:margin-left="0.0mm" style:width="12.187cm" table:align="left"/>
    </style:style>
    <style:style style:family="paragraph" style:name="a747fc0" style:parent-style-name="Heading2">
      <style:paragraph-properties/>
    </style:style>
    <style:style style:family="paragraph" style:name="a302206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c000c8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6356c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66029f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6e6279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833b0b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147af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bdefb6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ab3e82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64165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17b58" style:parent-style-name="Normal">
      <style:text-properties fo:color="#000000" fo:country="DE" fo:font-size="11.0pt" fo:language="de" style:font-size-asian="11.0pt"/>
    </style:style>
    <style:style style:family="table-cell" style:name="a989420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364694">
      <style:table-row-properties style:row-height="6.77mm"/>
    </style:style>
    <style:style style:family="paragraph" style:name="a46ebf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f0f50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fb333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365f6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66287f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6f0708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7267c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19bfd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71e32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ed3eb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7b6da4" style:parent-style-name="Normal">
      <style:text-properties fo:color="#000000" fo:country="DE" fo:font-size="11.0pt" fo:language="de" style:font-size-asian="11.0pt"/>
    </style:style>
    <style:style style:family="table-cell" style:name="a54311d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eef25c">
      <style:table-row-properties style:row-height="6.77mm"/>
    </style:style>
    <style:style style:family="paragraph" style:name="ab36fd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6d982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2bfdc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52bfe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32d917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08514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199908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a90a14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82995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2db58d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a48524" style:parent-style-name="Normal">
      <style:text-properties fo:color="#000000" fo:country="DE" fo:font-size="11.0pt" fo:language="de" style:font-size-asian="11.0pt"/>
    </style:style>
    <style:style style:family="table-cell" style:name="a2f849d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d20d1f">
      <style:table-row-properties style:row-height="6.77mm"/>
    </style:style>
    <style:style style:family="paragraph" style:name="aafc268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eafca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b206c0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e6272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aec28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edc36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49a55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ad83f4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7d058a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7cd29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41fcab" style:parent-style-name="Normal">
      <style:text-properties fo:color="#000000" fo:country="DE" fo:font-size="11.0pt" fo:language="de" style:font-size-asian="11.0pt"/>
    </style:style>
    <style:style style:family="table-cell" style:name="a046712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495fa8">
      <style:table-row-properties style:row-height="6.77mm"/>
    </style:style>
    <style:style style:family="paragraph" style:name="ae5449a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55bb7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1c72de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38d98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332f4f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4d227e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32f5c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b3701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a6922e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279d5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bce02c" style:parent-style-name="Normal">
      <style:text-properties fo:color="#000000" fo:country="DE" fo:font-size="11.0pt" fo:language="de" style:font-size-asian="11.0pt"/>
    </style:style>
    <style:style style:family="table-cell" style:name="adf5517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6b0f78">
      <style:table-row-properties style:row-height="6.77mm"/>
    </style:style>
    <style:style style:family="paragraph" style:name="a34ca78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03992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a9039a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9b19ba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7c996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3406e6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9a021f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a42aa5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4aaf96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e976a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cc6ba8" style:parent-style-name="Normal">
      <style:text-properties fo:color="#000000" fo:country="DE" fo:font-size="11.0pt" fo:language="de" style:font-size-asian="11.0pt"/>
    </style:style>
    <style:style style:family="table-cell" style:name="a3b93a3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table-row" style:name="a84b2f8">
      <style:table-row-properties style:row-height="6.77mm"/>
    </style:style>
    <style:style style:family="table-column" style:name="a396e79">
      <style:table-column-properties style:rel-column-width="16*"/>
    </style:style>
    <style:style style:family="table-column" style:name="abe6a8f">
      <style:table-column-properties style:rel-column-width="17*"/>
    </style:style>
    <style:style style:family="table-column" style:name="a53be49">
      <style:table-column-properties style:rel-column-width="16*"/>
    </style:style>
    <style:style style:family="table" style:name="a2996c6">
      <style:table-properties fo:margin-left="0.0mm" style:width="16.453cm" table:align="left"/>
    </style:style>
    <style:style style:family="paragraph" style:name="ae94019" style:parent-style-name="Heading2">
      <style:paragraph-properties/>
    </style:style>
    <style:style style:family="paragraph" style:name="a89eebe" style:parent-style-name="Normal">
      <style:text-properties fo:country="DE" fo:font-size="11.0pt" fo:language="de" style:font-name-asian="Cambria" style:font-size-asian="11.0pt"/>
    </style:style>
    <style:style style:family="table-cell" style:name="a74f29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98926" style:parent-style-name="Normal">
      <style:text-properties fo:country="DE" fo:font-size="11.0pt" fo:language="de" style:font-name-asian="Cambria" style:font-size-asian="11.0pt"/>
    </style:style>
    <style:style style:family="table-cell" style:name="a17b66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5ac3a" style:parent-style-name="Normal">
      <style:text-properties fo:country="DE" fo:font-size="11.0pt" fo:language="de" style:font-name-asian="Cambria" style:font-size-asian="11.0pt"/>
    </style:style>
    <style:style style:family="table-cell" style:name="aa7f8f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6441b" style:parent-style-name="Normal">
      <style:text-properties fo:country="DE" fo:font-size="11.0pt" fo:language="de" style:font-name-asian="Cambria" style:font-size-asian="11.0pt"/>
    </style:style>
    <style:style style:family="table-cell" style:name="a53f5d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21e7fb">
      <style:table-row-properties style:row-height="10.0mm"/>
    </style:style>
    <style:style style:family="paragraph" style:name="ac42e3e" style:parent-style-name="Normal">
      <style:text-properties fo:country="DE" fo:font-size="11.0pt" fo:language="de" style:font-name-asian="Cambria" style:font-size-asian="11.0pt"/>
    </style:style>
    <style:style style:family="table-cell" style:name="a41e7c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e1607" style:parent-style-name="Normal">
      <style:text-properties fo:country="DE" fo:font-size="11.0pt" fo:language="de" style:font-name-asian="Cambria" style:font-size-asian="11.0pt"/>
    </style:style>
    <style:style style:family="table-cell" style:name="ae0d91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ddf25" style:parent-style-name="Normal">
      <style:text-properties fo:country="DE" fo:font-size="11.0pt" fo:language="de" style:font-name-asian="Cambria" style:font-size-asian="11.0pt"/>
    </style:style>
    <style:style style:family="table-cell" style:name="a5bc3f4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905e5" style:parent-style-name="Normal">
      <style:text-properties fo:country="DE" fo:font-size="11.0pt" fo:language="de" style:font-name-asian="Cambria" style:font-size-asian="11.0pt"/>
    </style:style>
    <style:style style:family="table-cell" style:name="aefa43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6501f1">
      <style:table-row-properties style:row-height="10.0mm"/>
    </style:style>
    <style:style style:family="paragraph" style:name="a4bb70d" style:parent-style-name="Normal">
      <style:text-properties fo:country="DE" fo:font-size="11.0pt" fo:language="de" style:font-name-asian="Cambria" style:font-size-asian="11.0pt"/>
    </style:style>
    <style:style style:family="table-cell" style:name="a3d901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23779" style:parent-style-name="Normal">
      <style:text-properties fo:country="DE" fo:font-size="11.0pt" fo:language="de" style:font-name-asian="Cambria" style:font-size-asian="11.0pt"/>
    </style:style>
    <style:style style:family="table-cell" style:name="aefa3b3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60835" style:parent-style-name="Normal">
      <style:text-properties fo:country="DE" fo:font-size="11.0pt" fo:language="de" style:font-name-asian="Cambria" style:font-size-asian="11.0pt"/>
    </style:style>
    <style:style style:family="table-cell" style:name="a20767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98c50" style:parent-style-name="Normal">
      <style:text-properties fo:country="DE" fo:font-size="11.0pt" fo:language="de" style:font-name-asian="Cambria" style:font-size-asian="11.0pt"/>
    </style:style>
    <style:style style:family="table-cell" style:name="a2e9f61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d2e2d7">
      <style:table-row-properties style:row-height="20.0mm"/>
    </style:style>
    <style:style style:family="paragraph" style:name="a0cda79" style:parent-style-name="Normal">
      <style:text-properties fo:country="DE" fo:font-size="11.0pt" fo:language="de" style:font-name-asian="Cambria" style:font-size-asian="11.0pt"/>
    </style:style>
    <style:style style:family="table-cell" style:name="a491630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674c7" style:parent-style-name="Normal">
      <style:text-properties fo:country="DE" fo:font-size="11.0pt" fo:language="de" style:font-name-asian="Cambria" style:font-size-asian="11.0pt"/>
    </style:style>
    <style:style style:family="table-cell" style:name="a9dd973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b6823" style:parent-style-name="Normal">
      <style:text-properties fo:country="DE" fo:font-size="11.0pt" fo:language="de" style:font-name-asian="Cambria" style:font-size-asian="11.0pt"/>
    </style:style>
    <style:style style:family="table-cell" style:name="ad5631b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95546" style:parent-style-name="Normal">
      <style:text-properties fo:country="DE" fo:font-size="11.0pt" fo:language="de" style:font-name-asian="Cambria" style:font-size-asian="11.0pt"/>
    </style:style>
    <style:style style:family="table-cell" style:name="aa315c0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2df9fb">
      <style:table-row-properties style:row-height="10.0mm"/>
    </style:style>
    <style:style style:family="table-column" style:name="a6334c3">
      <style:table-column-properties style:rel-column-width="25*"/>
    </style:style>
    <style:style style:family="table" style:name="adabc62">
      <style:table-properties fo:margin-left="0.0mm" style:width="16.249cm" table:align="left"/>
    </style:style>
    <style:style style:family="paragraph" style:name="aa91c22" style:parent-style-name="Heading2">
      <style:paragraph-properties/>
    </style:style>
    <style:style style:family="paragraph" style:name="a0eabbd" style:parent-style-name="Title">
      <style:paragraph-properties fo:break-before="page"/>
    </style:style>
    <style:style style:family="table-column" style:name="a7e9082">
      <style:table-column-properties style:column-width="32.5mm"/>
    </style:style>
    <style:style style:family="table" style:name="a0cc40f">
      <style:table-properties fo:margin-left="0.0mm" style:rel-width="100%" style:width="16.249cm" table:align="left"/>
    </style:style>
    <style:style style:family="table-column" style:name="afb7dc8">
      <style:table-column-properties style:column-width="32.5mm"/>
    </style:style>
    <style:style style:family="table-column" style:name="af2e6af">
      <style:table-column-properties style:column-width="27.08mm"/>
    </style:style>
    <style:style style:family="table" style:name="ad14e63">
      <style:table-properties fo:margin-left="0.0mm" style:rel-width="100%" style:width="16.249cm" table:align="left"/>
    </style:style>
    <style:style style:family="table-column" style:name="ae040ee">
      <style:table-column-properties style:column-width="27.08mm"/>
    </style:style>
  </office:automatic-styles>
  <office:body>
    <office:text>
      <text:p text:style-name="a0eabbd">Tables</text:p>
      <text:p text:style-name="Subtitle">Examples</text:p>
      <text:h text:outline-level="2" text:style-name="aa91c22">Table with different background colors (hard coded)</text:h>
      <text:p text:style-name="Normal"/>
      <table:table table:style-name="ad14e63">
        <table:table-column table:number-columns-repeated="6" table:style-name="ae040ee"/>
        <table:table-row table:style-name="a2df9fb">
          <table:table-cell table:style-name="aa315c0">
            <text:p text:style-name="af95546">1</text:p>
          </table:table-cell>
          <table:table-cell table:style-name="ad5631b">
            <text:p text:style-name="a1b6823">2</text:p>
          </table:table-cell>
          <table:table-cell table:style-name="ad5631b"/>
          <table:table-cell table:style-name="a9dd973">
            <text:p text:style-name="a0674c7">3</text:p>
          </table:table-cell>
          <table:table-cell table:style-name="a9dd973">
            <text:p>bb</text:p>
          </table:table-cell>
          <table:table-cell table:style-name="a491630">
            <text:p text:style-name="a0cda79">4</text:p>
          </table:table-cell>
        </table:table-row>
        <table:table-row table:style-name="ad2e2d7">
          <table:table-cell table:style-name="a2e9f61">
            <text:p text:style-name="ae98c50">5</text:p>
          </table:table-cell>
          <table:table-cell table:style-name="a207675">
            <text:p text:style-name="a160835">6</text:p>
          </table:table-cell>
          <table:table-cell table:style-name="a207675"/>
          <table:table-cell table:style-name="aefa3b3">
            <text:p text:style-name="a223779">7</text:p>
          </table:table-cell>
          <table:table-cell table:style-name="aefa3b3">
            <text:p>c</text:p>
          </table:table-cell>
          <table:table-cell table:style-name="a3d9013">
            <text:p text:style-name="a4bb70d">8</text:p>
          </table:table-cell>
        </table:table-row>
        <table:table-row table:style-name="a6501f1">
          <table:table-cell table:style-name="aefa43e">
            <text:p text:style-name="ab905e5">9</text:p>
          </table:table-cell>
          <table:table-cell table:style-name="a5bc3f4">
            <text:p text:style-name="a6ddf25">10</text:p>
          </table:table-cell>
          <table:table-cell table:style-name="a5bc3f4"/>
          <table:table-cell table:style-name="ae0d918">
            <text:p text:style-name="a0e1607">11</text:p>
          </table:table-cell>
          <table:table-cell table:style-name="ae0d918">
            <text:p>d</text:p>
          </table:table-cell>
          <table:table-cell table:style-name="a41e7c4">
            <text:p text:style-name="ac42e3e">12</text:p>
          </table:table-cell>
        </table:table-row>
        <table:table-row table:style-name="a21e7fb">
          <table:table-cell table:style-name="a53f5d2">
            <text:p text:style-name="a26441b">13</text:p>
          </table:table-cell>
          <table:table-cell table:style-name="aa7f8fb">
            <text:p text:style-name="a85ac3a">14</text:p>
          </table:table-cell>
          <table:table-cell table:style-name="aa7f8fb"/>
          <table:table-cell table:style-name="a17b66b">
            <text:p text:style-name="a998926">15</text:p>
          </table:table-cell>
          <table:table-cell table:style-name="a17b66b">
            <text:p>e</text:p>
          </table:table-cell>
          <table:table-cell table:style-name="a74f296">
            <text:p text:style-name="a89eebe">16</text:p>
          </table:table-cell>
        </table:table-row>
      </table:table>
      <text:p text:style-name="Normal"/>
      <text:h text:outline-level="2" text:style-name="ae94019">Table with different background colors (theme, toggle background)</text:h>
      <text:p text:style-name="Normal"/>
      <table:table table:style-name="a2996c6">
        <table:table-column table:style-name="a53be49"/>
        <table:table-column table:number-columns-repeated="4" table:style-name="abe6a8f"/>
        <table:table-column table:style-name="a396e79"/>
        <table:table-row table:style-name="a84b2f8">
          <table:table-cell table:style-name="a3b93a3">
            <text:p text:style-name="acc6ba8">Point</text:p>
          </table:table-cell>
          <table:table-cell table:style-name="a1e976a">
            <text:p text:style-name="a4aaf96">Point<text:s/>A</text:p>
          </table:table-cell>
          <table:table-cell table:style-name="aa42aa5">
            <text:p text:style-name="a9a021f">Point<text:s/>B</text:p>
          </table:table-cell>
          <table:table-cell table:style-name="a3406e6">
            <text:p text:style-name="a7c9965">Point<text:s/>C</text:p>
          </table:table-cell>
          <table:table-cell table:style-name="a9b19ba">
            <text:p text:style-name="aa9039a">Point<text:s/>D</text:p>
          </table:table-cell>
          <table:table-cell table:style-name="a103992">
            <text:p text:style-name="a34ca78">Point<text:s/>E</text:p>
          </table:table-cell>
        </table:table-row>
        <table:table-row table:style-name="a6b0f78">
          <table:table-cell table:style-name="adf5517">
            <text:p text:style-name="abce02c">Point<text:s/>A</text:p>
          </table:table-cell>
          <table:table-cell table:style-name="af279d5">
            <text:p text:style-name="aa6922e">—</text:p>
          </table:table-cell>
          <table:table-cell table:style-name="a5b3701">
            <text:p text:style-name="a32f5cb"/>
          </table:table-cell>
          <table:table-cell table:style-name="a4d227e">
            <text:p text:style-name="a332f4f"/>
          </table:table-cell>
          <table:table-cell table:style-name="ad38d98">
            <text:p text:style-name="a1c72de"/>
          </table:table-cell>
          <table:table-cell table:style-name="a555bb7">
            <text:p text:style-name="ae5449a"/>
          </table:table-cell>
        </table:table-row>
        <table:table-row table:style-name="a495fa8">
          <table:table-cell table:style-name="a046712">
            <text:p text:style-name="a41fcab">Point<text:s/>B</text:p>
          </table:table-cell>
          <table:table-cell table:style-name="a57cd29">
            <text:p text:style-name="a7d058a">87</text:p>
          </table:table-cell>
          <table:table-cell table:style-name="aad83f4">
            <text:p text:style-name="a49a554">—</text:p>
          </table:table-cell>
          <table:table-cell table:style-name="aeedc36">
            <text:p text:style-name="aaec284"/>
          </table:table-cell>
          <table:table-cell table:style-name="a7e6272">
            <text:p text:style-name="ab206c0"/>
          </table:table-cell>
          <table:table-cell table:style-name="a5eafca">
            <text:p text:style-name="aafc268"/>
          </table:table-cell>
        </table:table-row>
        <table:table-row table:style-name="ad20d1f">
          <table:table-cell table:style-name="a2f849d">
            <text:p text:style-name="aa48524">Point<text:s/>C</text:p>
          </table:table-cell>
          <table:table-cell table:style-name="a2db58d">
            <text:p text:style-name="a829955">64</text:p>
          </table:table-cell>
          <table:table-cell table:style-name="aa90a14">
            <text:p text:style-name="a199908">56</text:p>
          </table:table-cell>
          <table:table-cell table:style-name="a708514">
            <text:p text:style-name="a32d917">—</text:p>
          </table:table-cell>
          <table:table-cell table:style-name="a552bfe">
            <text:p text:style-name="a2bfdc4"/>
          </table:table-cell>
          <table:table-cell table:style-name="a76d982">
            <text:p text:style-name="ab36fd4"/>
          </table:table-cell>
        </table:table-row>
        <table:table-row table:style-name="aeef25c">
          <table:table-cell table:style-name="a54311d">
            <text:p text:style-name="a7b6da4">Point<text:s/>D</text:p>
          </table:table-cell>
          <table:table-cell table:style-name="a5ed3eb">
            <text:p text:style-name="a71e32b">37</text:p>
          </table:table-cell>
          <table:table-cell table:style-name="a119bfd">
            <text:p text:style-name="a7267c4">32</text:p>
          </table:table-cell>
          <table:table-cell table:style-name="a6f0708">
            <text:p text:style-name="a66287f">91</text:p>
          </table:table-cell>
          <table:table-cell table:style-name="a1365f6">
            <text:p text:style-name="afb3334">—</text:p>
          </table:table-cell>
          <table:table-cell table:style-name="a1f0f50">
            <text:p text:style-name="a46ebf3"/>
          </table:table-cell>
        </table:table-row>
        <table:table-row table:style-name="a364694">
          <table:table-cell table:style-name="a989420">
            <text:p text:style-name="ae17b58">Point<text:s/>E</text:p>
          </table:table-cell>
          <table:table-cell table:style-name="af64165">
            <text:p text:style-name="aab3e82">93</text:p>
          </table:table-cell>
          <table:table-cell table:style-name="abdefb6">
            <text:p text:style-name="a147af5">35</text:p>
          </table:table-cell>
          <table:table-cell table:style-name="a833b0b">
            <text:p text:style-name="a6e6279">54</text:p>
          </table:table-cell>
          <table:table-cell table:style-name="a66029f">
            <text:p text:style-name="a6356cd">43</text:p>
          </table:table-cell>
          <table:table-cell table:style-name="ac000c8">
            <text:p text:style-name="a302206">—</text:p>
          </table:table-cell>
        </table:table-row>
      </table:table>
      <text:p text:style-name="Normal"/>
      <text:p text:style-name="Normal"/>
      <text:h text:outline-level="2" text:style-name="a747fc0">Thick table border, but cell can overrule<text:s/>table border</text:h>
      <text:p text:style-name="Normal"/>
      <table:table table:style-name="a7450cd">
        <table:table-column table:number-columns-repeated="3" table:style-name="a4704e5"/>
        <table:table-row table:style-name="af6b418">
          <table:table-cell table:style-name="a195158">
            <text:p text:style-name="a99375b"/>
          </table:table-cell>
          <table:table-cell table:style-name="a97b004">
            <text:p text:style-name="a089368"/>
          </table:table-cell>
          <table:table-cell table:style-name="ac9765d">
            <text:p text:style-name="af83565"/>
          </table:table-cell>
        </table:table-row>
        <table:table-row table:style-name="ae41e78">
          <table:table-cell table:style-name="a2434a6">
            <text:p text:style-name="a26b63f"/>
          </table:table-cell>
          <table:table-cell table:style-name="a09a93a">
            <text:p text:style-name="a02c8e3"/>
          </table:table-cell>
          <table:table-cell table:style-name="aa46081">
            <text:p text:style-name="a5ca4e0"/>
          </table:table-cell>
        </table:table-row>
        <table:table-row table:style-name="a570c31">
          <table:table-cell table:style-name="ab8321b">
            <text:p text:style-name="af3db75"/>
          </table:table-cell>
          <table:table-cell table:style-name="a0eb0f7">
            <text:p text:style-name="a1e352d"/>
          </table:table-cell>
          <table:table-cell table:style-name="a35f474">
            <text:p text:style-name="a9e4570"/>
          </table:table-cell>
        </table:table-row>
      </table:table>
      <text:p text:style-name="Normal"/>
      <text:h text:outline-level="2" text:style-name="af036ad">Table with background color for top-left, top-right, bottom-left and bottom-right cell</text:h>
      <table:table table:style-name="adb7fda">
        <table:table-column table:number-columns-repeated="3" table:style-name="a3dc847"/>
        <table:table-row table:style-name="a5f5b42">
          <table:table-cell table:style-name="a84d09d">
            <text:p text:style-name="ac4a2d7">Erste Ecke oben links</text:p>
          </table:table-cell>
          <table:table-cell table:style-name="ad05dd4">
            <text:p text:style-name="acd03e3">1</text:p>
          </table:table-cell>
          <table:table-cell table:style-name="a546111">
            <text:p text:style-name="aed3e93">2</text:p>
          </table:table-cell>
        </table:table-row>
        <table:table-row table:style-name="ab12471">
          <table:table-cell table:style-name="a9bd384">
            <text:p text:style-name="a138d9e">Zweite Ecke oben links</text:p>
          </table:table-cell>
          <table:table-cell table:style-name="a256f0f">
            <text:p text:style-name="a515905">3</text:p>
          </table:table-cell>
          <table:table-cell table:style-name="a08ee71">
            <text:p text:style-name="adea70a">4</text:p>
          </table:table-cell>
        </table:table-row>
        <table:table-row table:style-name="aa1ea64">
          <table:table-cell table:style-name="ae5f5d8">
            <text:p text:style-name="aa775c0">Dritte Ecke oben links</text:p>
          </table:table-cell>
          <table:table-cell table:style-name="aaa3783">
            <text:p text:style-name="a247624">5</text:p>
          </table:table-cell>
          <table:table-cell table:style-name="a855db6">
            <text:p text:style-name="aaae7dd">6</text:p>
          </table:table-cell>
        </table:table-row>
      </table:table>
      <text:p text:style-name="Normal"/>
      <text:p text:style-name="Normal"/>
      <text:h text:outline-level="2" text:style-name="a79b122">Funny Table</text:h>
      <text:p text:style-name="Normal"/>
      <table:table table:style-name="aaabd7d">
        <table:table-column table:number-columns-repeated="4" table:style-name="a2adc55"/>
        <table:table-row table:style-name="acb1ed3">
          <table:table-cell table:number-columns-spanned="2" table:style-name="ac1f6c3">
            <text:p text:style-name="aa0d23a">A big cell with thick border</text:p>
          </table:table-cell>
          <table:table-cell table:style-name="a67561a">
            <text:p text:style-name="a09d674">Para1</text:p>
            <text:p text:style-name="a9ab930">Para2</text:p>
          </table:table-cell>
          <table:table-cell table:style-name="a33e287">
            <text:p text:style-name="a57c127">Hello world!</text:p>
          </table:table-cell>
        </table:table-row>
        <table:table-row table:style-name="af4e448">
          <table:table-cell table:style-name="a06e292">
            <text:p text:style-name="aa8ed91"/>
          </table:table-cell>
          <table:table-cell table:number-columns-spanned="2" table:style-name="a3341b6">
            <text:p text:style-name="a7b8b52">Cell background is green.</text:p>
            <text:p text:style-name="aa98a37"/>
          </table:table-cell>
          <table:table-cell table:style-name="a8a80ef">
            <text:p text:style-name="a6403ca"/>
          </table:table-cell>
        </table:table-row>
        <table:table-row>
          <table:table-cell table:style-name="a1095a3">
            <text:p text:style-name="ab22ab0"/>
          </table:table-cell>
          <table:table-cell table:style-name="a17c8db">
            <text:p text:style-name="aa72c2d">Thick red border</text:p>
            <text:p text:style-name="a9e1db8"/>
          </table:table-cell>
          <table:table-cell table:style-name="aa8142d">
            <text:p text:style-name="a9e7d3b"/>
          </table:table-cell>
          <table:table-cell table:style-name="a217ac1">
            <text:p text:style-name="ac331b4"/>
          </table:table-cell>
        </table:table-row>
        <table:table-row>
          <table:table-cell table:style-name="a02553d">
            <text:p text:style-name="a507585">Thick border at bottom of 3 cells</text:p>
          </table:table-cell>
          <table:table-cell table:style-name="aaf7816">
            <text:p text:style-name="aeeba5a"/>
          </table:table-cell>
          <table:table-cell table:style-name="a2693cc">
            <text:p text:style-name="ab4ed5a"/>
          </table:table-cell>
          <table:table-cell table:style-name="af94867">
            <text:p text:style-name="a2e4fe8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Subtitle"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2" style:display-name="Heading 2" style:family="paragraph" style:name="Heading2" style:next-style-name="Normal" style:parent-style-name="Normal">
      <style:paragraph-properties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Title" style:family="paragraph" style:name="Title" style:next-style-name="Normal" style:parent-style-name="Normal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efault-outline-level="1" style:display-name="Heading 1" style:family="paragraph" style:name="Heading1" style:next-style-name="Normal" style:parent-style-name="Normal">
      <style:paragraph-properties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Default Paragraph Font" style:family="text" style:name="DefaultParagraphFont" style:parent-style-name="default_character_style"/>
    <style:style style:display-name="Title Char" style:family="text" style:name="TitleChar" style:parent-style-name="DefaultParagraph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Subtitle Char" style:family="text" style:name="SubtitleChar" style:parent-style-name="DefaultParagraph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Heading 2 Char" style:family="text" style:name="Heading2Char" style:parent-style-name="DefaultParagraph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1Char" style:parent-style-name="DefaultParagraph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default-style style:family="graphic">
      <style:graphic-properties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9</dc:date>
    <meta:editing-cycles>2</meta:editing-cycles>
    <meta:editing-duration>PT0.098S</meta:editing-duration>
  </office:meta>
</office:document-meta>
</file>